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cm" draw:marker-start="Circle" draw:marker-start-width="0.33cm" draw:marker-end="Arrow" draw:marker-end-width="0.33cm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color="#000000" draw:fill="none" draw:fill-color="#ffffff" fo:min-height="0.423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2.048cm" svg:height="0.952cm" svg:x="2.954cm" svg:y="10.028cm">
          <text:p/>
        </draw:rect>
        <draw:rect draw:style-name="gr1" draw:layer="layout" svg:width="2.048cm" svg:height="0.952cm" svg:x="6.492cm" svg:y="10.028cm">
          <text:p/>
        </draw:rect>
        <draw:rect draw:style-name="gr1" draw:layer="layout" svg:width="2.048cm" svg:height="0.952cm" svg:x="6.492cm" svg:y="10.981cm">
          <text:p/>
        </draw:rect>
        <draw:rect draw:style-name="gr1" draw:layer="layout" svg:width="2.048cm" svg:height="0.952cm" svg:x="6.492cm" svg:y="11.934cm">
          <text:p/>
        </draw:rect>
        <draw:line draw:style-name="gr2" draw:layer="layout" svg:x1="3.991cm" svg:y1="10.504cm" svg:x2="6.479cm" svg:y2="10.504cm">
          <text:p/>
        </draw:line>
        <draw:frame draw:style-name="gr3" draw:layer="layout" svg:width="0.492cm" svg:height="1.025cm" svg:x="2.359cm" svg:y="9.473cm">
          <draw:text-box>
            <text:p text:style-name="P1"><text:s/>t</text:p>
          </draw:text-box>
        </draw:frame>
        <draw:rect draw:style-name="gr4" draw:layer="layout" svg:width="2.022cm" svg:height="0.979cm" svg:x="10.03cm" svg:y="10.002cm">
          <text:p>0</text:p>
        </draw:rect>
        <draw:rect draw:style-name="gr4" draw:layer="layout" svg:width="2.022cm" svg:height="0.979cm" svg:x="12.052cm" svg:y="10.003cm">
          <text:p>0</text:p>
        </draw:rect>
        <draw:rect draw:style-name="gr4" draw:layer="layout" svg:width="2.022cm" svg:height="0.979cm" svg:x="10.004cm" svg:y="11.457cm">
          <text:p>0</text:p>
        </draw:rect>
        <draw:rect draw:style-name="gr4" draw:layer="layout" svg:width="2.022cm" svg:height="0.979cm" svg:x="12.026cm" svg:y="11.458cm">
          <text:p>0</text:p>
        </draw:rect>
        <draw:rect draw:style-name="gr4" draw:layer="layout" svg:width="2.022cm" svg:height="0.966cm" svg:x="10.03cm" svg:y="12.979cm">
          <text:p>0</text:p>
        </draw:rect>
        <draw:rect draw:style-name="gr4" draw:layer="layout" svg:width="2.022cm" svg:height="0.979cm" svg:x="12.052cm" svg:y="12.967cm">
          <text:p>0</text:p>
        </draw:rect>
        <draw:line draw:style-name="gr2" draw:layer="layout" svg:x1="7.542cm" svg:y1="10.504cm" svg:x2="10.03cm" svg:y2="10.504cm">
          <text:p/>
        </draw:line>
        <draw:line draw:style-name="gr2" draw:layer="layout" svg:x1="7.599cm" svg:y1="11.511cm" svg:x2="9.952cm" svg:y2="11.959cm">
          <text:p/>
        </draw:line>
        <draw:line draw:style-name="gr2" draw:layer="layout" svg:x1="7.632cm" svg:y1="12.386cm" svg:x2="9.978cm" svg:y2="13.4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0-31T17:38:34</meta:creation-date>
    <dc:date>2009-09-23T22:54:23</dc:date>
    <dc:language>fr-BE</dc:language>
    <meta:editing-cycles>3</meta:editing-cycles>
    <meta:editing-duration>PT00H04M44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